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hitney" svg:font-family="Whitney, 'Helvetica Neue', Helvetica, Arial, sans-serif"/>
    <style:font-face style:name="apple-system" svg:font-family="apple-system, BlinkMacSystemFont, 'Segoe UI', Roboto, 'Helvetica Neue',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sv" fo:country="SE" officeooo:rsid="00112f06" officeooo:paragraph-rsid="00112f06"/>
    </style:style>
    <style:style style:name="P2" style:family="paragraph" style:parent-style-name="Standard">
      <style:text-properties fo:language="sv" fo:country="SE" officeooo:rsid="0012b3bd" officeooo:paragraph-rsid="0012b3bd"/>
    </style:style>
    <style:style style:name="P3" style:family="paragraph" style:parent-style-name="Standard">
      <style:text-properties fo:language="sv" fo:country="SE" officeooo:paragraph-rsid="0012b3bd"/>
    </style:style>
    <style:style style:name="P4" style:family="paragraph" style:parent-style-name="Standard">
      <style:text-properties fo:language="sv" fo:country="SE" officeooo:rsid="00130956" officeooo:paragraph-rsid="00130956"/>
    </style:style>
    <style:style style:name="P5" style:family="paragraph" style:parent-style-name="Standard">
      <style:text-properties fo:language="sv" fo:country="SE" officeooo:rsid="00180db5" officeooo:paragraph-rsid="00180db5"/>
    </style:style>
    <style:style style:name="P6" style:family="paragraph" style:parent-style-name="Standard">
      <style:text-properties fo:language="sv" fo:country="SE" officeooo:rsid="0018b975" officeooo:paragraph-rsid="0018b975"/>
    </style:style>
    <style:style style:name="P7" style:family="paragraph" style:parent-style-name="Standard">
      <style:text-properties officeooo:paragraph-rsid="00180db5"/>
    </style:style>
    <style:style style:name="P8" style:family="paragraph" style:parent-style-name="Standard">
      <style:text-properties officeooo:paragraph-rsid="0018b975"/>
    </style:style>
    <style:style style:name="P9" style:family="paragraph" style:parent-style-name="Standard">
      <style:paragraph-properties style:writing-mode="lr-tb"/>
      <style:text-properties officeooo:rsid="00130956" officeooo:paragraph-rsid="0019fa17"/>
    </style:style>
    <style:style style:name="P10" style:family="paragraph" style:parent-style-name="Standard">
      <style:paragraph-properties style:writing-mode="lr-tb"/>
      <style:text-properties fo:language="sv" fo:country="SE" officeooo:rsid="00130956" officeooo:paragraph-rsid="00130956"/>
    </style:style>
    <style:style style:name="P11" style:family="paragraph" style:parent-style-name="Standard">
      <style:paragraph-properties style:writing-mode="lr-tb"/>
      <style:text-properties fo:language="sv" fo:country="SE" officeooo:rsid="00148c3a" officeooo:paragraph-rsid="00148c3a"/>
    </style:style>
    <style:style style:name="P12" style:family="paragraph" style:parent-style-name="Standard">
      <style:paragraph-properties style:writing-mode="lr-tb"/>
      <style:text-properties officeooo:paragraph-rsid="00148c3a"/>
    </style:style>
    <style:style style:name="P13" style:family="paragraph" style:parent-style-name="Standard">
      <style:paragraph-properties style:writing-mode="lr-tb"/>
      <style:text-properties officeooo:rsid="0015f525" officeooo:paragraph-rsid="0015f525"/>
    </style:style>
    <style:style style:name="P14" style:family="paragraph" style:parent-style-name="Standard">
      <style:paragraph-properties style:writing-mode="lr-tb"/>
      <style:text-properties officeooo:paragraph-rsid="0015f525"/>
    </style:style>
    <style:style style:name="P15" style:family="paragraph" style:parent-style-name="Standard">
      <style:paragraph-properties style:writing-mode="lr-tb"/>
      <style:text-properties officeooo:rsid="0017cbe9" officeooo:paragraph-rsid="0017cbe9"/>
    </style:style>
    <style:style style:name="P16" style:family="paragraph" style:parent-style-name="Standard">
      <style:paragraph-properties style:writing-mode="lr-tb"/>
      <style:text-properties officeooo:paragraph-rsid="0017cbe9"/>
    </style:style>
    <style:style style:name="P17" style:family="paragraph" style:parent-style-name="Standard">
      <style:paragraph-properties style:writing-mode="lr-tb"/>
      <style:text-properties officeooo:rsid="0019fa17" officeooo:paragraph-rsid="0019fa17"/>
    </style:style>
    <style:style style:name="P18" style:family="paragraph" style:parent-style-name="Standard">
      <style:paragraph-properties style:writing-mode="lr-tb"/>
      <style:text-properties officeooo:paragraph-rsid="0019fa17"/>
    </style:style>
    <style:style style:name="P19" style:family="paragraph" style:parent-style-name="Standard">
      <style:paragraph-properties fo:break-before="page" style:writing-mode="lr-tb"/>
      <style:text-properties officeooo:rsid="0015f525" officeooo:paragraph-rsid="0015f525"/>
    </style:style>
    <style:style style:name="P20" style:family="paragraph" style:parent-style-name="Standard">
      <style:paragraph-properties fo:break-before="page"/>
      <style:text-properties fo:language="sv" fo:country="SE" officeooo:rsid="0012b3bd" officeooo:paragraph-rsid="0012b3bd"/>
    </style:style>
    <style:style style:name="T1" style:family="text">
      <style:text-properties officeooo:rsid="0012b3bd"/>
    </style:style>
    <style:style style:name="T2" style:family="text">
      <style:text-properties fo:language="sv" fo:country="SE"/>
    </style:style>
    <style:style style:name="T3" style:family="text">
      <style:text-properties fo:language="sv" fo:country="SE" officeooo:rsid="00148c3a"/>
    </style:style>
    <style:style style:name="T4" style:family="text">
      <style:text-properties fo:language="sv" fo:country="SE" officeooo:rsid="0015f525"/>
    </style:style>
    <style:style style:name="T5" style:family="text">
      <style:text-properties fo:language="sv" fo:country="SE" officeooo:rsid="0017cbe9"/>
    </style:style>
    <style:style style:name="T6" style:family="text">
      <style:text-properties fo:language="sv" fo:country="SE" officeooo:rsid="00180db5"/>
    </style:style>
    <style:style style:name="T7" style:family="text">
      <style:text-properties fo:language="sv" fo:country="SE" officeooo:rsid="0018b975"/>
    </style:style>
    <style:style style:name="T8" style:family="text">
      <style:text-properties fo:language="sv" fo:country="SE" officeooo:rsid="0019fa17"/>
    </style:style>
    <style:style style:name="T9" style:family="text">
      <style:text-properties officeooo:rsid="00148c3a"/>
    </style:style>
    <style:style style:name="T10" style:family="text">
      <style:text-properties officeooo:rsid="0019fa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Serif font, </text:p>
      <text:p text:style-name="P1">tillräckligt stor grad, </text:p>
      <text:p text:style-name="P1">tillräckligt stort avstånd mellan bokstäver, </text:p>
      <text:p text:style-name="P1">tillräckligt stort avstånd mellan ord,</text:p>
      <text:p text:style-name="P1">tillräckligt stort radavstånd,</text:p>
      <text:p text:style-name="P1">marginaler,</text:p>
      <text:p text:style-name="P1">vänsterjustering</text:p>
      <text:p text:style-name="P1"/>
      <text:p text:style-name="P1">2</text:p>
      <text:p text:style-name="P1">tecken för skärm bör vara tjockare än vad de är för papper då en del av texten kan ”brännas” bort</text:p>
      <text:p text:style-name="P1"/>
      <text:p text:style-name="P5">3</text:p>
      <text:p text:style-name="P5">En platshållartext har ofta lite lägre kontrast för att visa att texten i sig inte är det riktiga ”värdet”. På grund av att kontrasten ofta är lägre bör den inte innehålla någon superviktig information för ett inmatningsfält. Om ett inmatningsfält är till för en e-post adress bör inte platshålalrtexten vara ”e-post” utan kanske formatet som en e-post adress anges ”<text:a xlink:type="simple" xlink:href="mailto:user@domain.com" text:style-name="Internet_20_link" text:visited-style-name="Visited_20_Internet_20_Link">user@domain.com</text:a>” medans inmatningsfältets ”rubrik” (label) beskriver att det ska vara en e-post adress.</text:p>
      <text:p text:style-name="P5"/>
      <text:p text:style-name="P6">4</text:p>
      <text:p text:style-name="P8"><text:span text:style-name="T7">Automatisk validering innebär att ett program gå in och kontrollerar att till exempel ett webb dockument följer vissa standarder. Dessa standarder kan vara att HTML strukturen är korrekt och inga rubriker ligger i fel hierarkisk ordning <text:s/>och att kontrast mellan text och bakgrund är tillräckligt bra. Ett program ser dock oftas bara koden och inte det som vi människor ser. Det är mycket svårare att skapa ett program som kan kontrollera om en viss sida är logiskt strukturerad med t.ex menyer och navigering och därför bör fortfarande en testgrupp användas för detta. </text:span></text:p>
      <text:p text:style-name="P1"/>
      <text:p text:style-name="P2">5</text:p>
      <text:p text:style-name="P2">Gemena siffror kan ligga under baslinjen och vara olika höra, versala siffror är av samma höjd och utgår alla från baslinjen. Gemena siffror anses vara lättare att läsa i en text med undantag för siffror som ingår i namn till exempel E4 ska ha versal siffra. </text:p>
      <text:p text:style-name="P2"/>
      <text:p text:style-name="P2">6</text:p>
      <text:p text:style-name="P3"><text:span text:style-name="T1">Det är viktigt att ha hierarkier i då det underlättar för vissa användare. Om användare på webben har något funktionshinder som kräver att de navigerar sidan på annat sätt kan det vara lättare att hitta om rubriker följer ordningen 1-6 och om ingen utav nivåerna hoppas över. Det är även bra för andra användare att ha det viktigaste störst så att det är högre sannolikhet att användaren läser det mer viktiga än det mindre viktiga.</text:span></text:p>
      <text:p text:style-name="P2"/>
      <text:p text:style-name="P2"><text:span text:style-name="T1">7</text:span></text:p>
      <text:p text:style-name="P3"><text:span text:style-name="T1">måttenheter, veckodagar, månader samt organisationer får förkortas i löpande text.</text:span></text:p>
      <text:p text:style-name="P7"><text:span text:style-name="T6">Om andra förkortningar finns med måste de vara förklarade första gången de används.</text:span></text:p>
      <text:p text:style-name="P3"/>
      <text:p text:style-name="P2">8</text:p>
      <text:p text:style-name="P2">radavståndet bör vara något större än graden om fonten är till exempel 10 punkter bör radavståndet på en skräm vara ca 14.</text:p>
      <text:p text:style-name="P2"/>
      <text:p text:style-name="P2"/>
      <text:p text:style-name="P20">9</text:p>
      <text:p text:style-name="P2">Det måste alltid vara tillräckligt bra kontrast för att kunna läsas samt att tonen på plattan och färgen på texten ska inte krocka med färgblindhet (till exempel röd / grön), det måste vara tillräckligt bra kontrast för dessa användare också.</text:p>
      <text:p text:style-name="P2"/>
      <text:p text:style-name="P4">10</text:p>
      <text:p text:style-name="P9"><text:span text:style-name="T2">symetri, assymetri och kontrast.</text:span></text:p>
      <text:p text:style-name="P9"><text:span text:style-name="T2"/></text:p>
      <text:p text:style-name="P9"><text:span text:style-name="T2">11</text:span></text:p>
      <text:p text:style-name="P10">vänsterjustering – När texten har rak vänsterkant. Används för att göra en text så lättläst som möjligt då det är det vanligaste justerings sättet och pga att vi läser från vänster till höger så är det lättare att hitta nästa rad.</text:p>
      <text:p text:style-name="P10"/>
      <text:p text:style-name="P10">Högerjustering – När texten har rak högerkant. Bör inte användas för att få en text lättläst utan endast för att få en viss stil på det som läses.</text:p>
      <text:p text:style-name="P10"/>
      <text:p text:style-name="P10">Centrering – När det är lika långt till radkanten på höger och vänster sida. Bör endast användas för korta texter och om det används bör radlängderna vara i så hierarkisk ordning som möjligt.</text:p>
      <text:p text:style-name="P10"/>
      <text:p text:style-name="P10">Marginaljustering – När högerkanten och vänsterkanten är raka som uppnås med större mellanrum mellan orden. <text:span text:style-name="T9">Anses också vara lättläsligt då det är vanligt i tidning. Men sista raden bör vara vänsterjusterad för att undvika mycket stora gluggar.</text:span></text:p>
      <text:p text:style-name="P10"/>
      <text:p text:style-name="P11">12</text:p>
      <text:p text:style-name="P11">serif – har klackar och olika tjocklek på hårstreck och grundstreck där hårstrecket är något det smalare.</text:p>
      <text:p text:style-name="P11">Sans-serif – har inga klackar samma eller väldigt lik tjocklek på hårstreck och grundstreck. </text:p>
      <text:p text:style-name="P11"/>
      <text:p text:style-name="P11">13</text:p>
      <text:p text:style-name="P11">Närhetens lag innebär att det som ligger nära är det som anses höra ihop.</text:p>
      <text:p text:style-name="P11"/>
      <text:p text:style-name="P11">14</text:p>
      <text:p text:style-name="P12"><text:span text:style-name="T3">Gyllene snittet följer fibonaccis talserie och används bland annat när man </text:span><text:span text:style-name="T4">placerar</text:span><text:span text:style-name="T3"> ut saker. </text:span><text:span text:style-name="T4">Det ger ofta bra proportioner mellan det som placeras ut och anses vara mer intressant jämfört med om det bara ligger centrerat. </text:span></text:p>
      <text:p text:style-name="P12"><text:span text:style-name="T4"/></text:p>
      <text:p text:style-name="P13"><text:span text:style-name="T2">15</text:span></text:p>
      <text:p text:style-name="P13"><text:span text:style-name="T2">En oerfaren läsare och unga läsare läser ofta bokstäverna för att bilda ord men en mer erfaren läsare skapar ordbilder som bildas med bokstävernas utformning samt fontens stil. Detta gör att vi hoppar fram snabbare i texten.</text:span></text:p>
      <text:p text:style-name="P13"><text:span text:style-name="T2"/></text:p>
      <text:p text:style-name="P13"><text:span text:style-name="T2">16</text:span></text:p>
      <text:p text:style-name="P13"><text:span text:style-name="T2">responsiv design innebär att det anpassas beroende på användarens enhet. En mindre skärm får ofta större text, färre kolumner och menyer för att det ska passa och fortfarande vara användbart medans en större skärm kanske blir avgränsad till hur långa rader i ett textstycke kan vara för att hålla radlängden på en bekväm längd.</text:span></text:p>
      <text:p text:style-name="P13"><text:span text:style-name="T2"/></text:p>
      <text:p text:style-name="P13"><text:span text:style-name="T2"/></text:p>
      <text:p text:style-name="P19"><text:span text:style-name="T2">17</text:span></text:p>
      <text:p text:style-name="P13"><text:span text:style-name="T2">stor / liten – t.ex. större eller mindre text</text:span></text:p>
      <text:p text:style-name="P14"><text:span text:style-name="T4">smal / bred – t.ex. högre eller lägre tyngd (weight) på fonten eller mer / mindre marginaler.</text:span></text:p>
      <text:p text:style-name="P13"><text:span text:style-name="T2">färg – t.ex. tonplattor, textfärg eller bakgrundsfärg.</text:span></text:p>
      <text:p text:style-name="P13"><text:span text:style-name="T2">hård / mjuk – t.ex. Kantigare fonter eller skrivstil, avrundade kanter på former.</text:span></text:p>
      <text:p text:style-name="P13"><text:span text:style-name="T2"/></text:p>
      <text:p text:style-name="P15"><text:span text:style-name="T2">18</text:span></text:p>
      <text:p text:style-name="P16"><text:span text:style-name="T5">En ordbild är det/hur vi läser när vi är vana läsare. En fonts storlek samt bokstävernas former skapar mönster som vi känner igen.</text:span></text:p>
      <text:p text:style-name="P15"><text:span text:style-name="T2"/></text:p>
      <text:p text:style-name="P15"><text:span text:style-name="T2">Osynlig typografi väcker inte uppmärksamhet och stör inte läsandet. När en text har bra typografi.</text:span></text:p>
      <text:p text:style-name="P15"><text:span text:style-name="T2"/></text:p>
      <text:p text:style-name="P15"><text:span text:style-name="T2">Kerna är när mellanrummet mellan enstaka bokstäver minskas (t.ex mellan V och L)</text:span></text:p>
      <text:p text:style-name="P15"><text:span text:style-name="T2"/></text:p>
      <text:p text:style-name="P15"><text:span text:style-name="T2">Synlig typografi är när formen kanske är viktigare än innehållet. Mer konstnärligt.</text:span></text:p>
      <text:p text:style-name="P15"><text:span text:style-name="T2"/></text:p>
      <text:p text:style-name="P17"><text:span text:style-name="T2">19</text:span></text:p>
      <text:p text:style-name="P18"><text:span text:style-name="T8">webben är det många vänder sig till för att få information så om webben inte va tillgänglig skulle vissa personer inte ha tillgång till information på samma sätt som en person som inte har något hinder för att nå denna information. Det går att argumentera för att det är en mänsklig rättighet att ha tillgång till denna generella information och när det kommer till statliga myndigheters webbplatser så är det nödvändigt för sidorna att vara tillgängliga då även funktionsnedsatta har rätt till myndigheters information och tjänster. Många gånger när det kommer till statliga <text:s/>webbplatser så är dom ofta till för personer som kanske har någon forma av funktionshinder t.ex försäkringskassan och det skulle vara jobbigt för dessa personer att kunna hitta det de behövde om det inte va tillgängligt för dom. Men även fast webbplatsen inte är en statlig myndighet så är det av allas intresse att ha en tillgänglig sida. Butiker och andra företag vill så klart nå ut till en så bred publik som möjligt med deras tjänster, produkter och budskap.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hitney" svg:font-family="Whitney, 'Helvetica Neue', Helvetica, Arial, sans-serif"/>
    <style:font-face style:name="apple-system" svg:font-family="apple-system, BlinkMacSystemFont, 'Segoe UI', Roboto, 'Helvetica Neue',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3T09:59:33.268658066</meta:creation-date>
    <dc:date>2020-12-03T11:58:28.719289647</dc:date>
    <meta:editing-duration>PT5M18S</meta:editing-duration>
    <meta:editing-cycles>1</meta:editing-cycles>
    <meta:document-statistic meta:table-count="0" meta:image-count="0" meta:object-count="0" meta:page-count="3" meta:paragraph-count="55" meta:word-count="1016" meta:character-count="6155" meta:non-whitespace-character-count="5173"/>
    <meta:generator>LibreOffice/6.4.6.2$Linux_X86_64 LibreOffice_project/40$Build-2</meta:generator>
  </office:meta>
</office:document-meta>
</file>